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TestApp</text:p>
          </table:table-cell>
          <table:table-cell office:value-type="float" office:value="16196">
            <text:p>16196</text:p>
          </table:table-cell>
          <table:table-cell office:value-type="float" office:value="31348">
            <text:p>31348</text:p>
          </table:table-cell>
          <table:table-cell office:value-type="percentage" office:value="0.9355">
            <text:p>93.55%</text:p>
          </table:table-cell>
        </table:table-row>
        <table:table-row table:style-name="ro2">
          <table:table-cell office:value-type="string">
            <text:p>Gone60</text:p>
          </table:table-cell>
          <table:table-cell office:value-type="float" office:value="29540">
            <text:p>29540</text:p>
          </table:table-cell>
          <table:table-cell office:value-type="float" office:value="68048">
            <text:p>68048</text:p>
          </table:table-cell>
          <table:table-cell table:formula="of:=([.C2]-[.B2])/[.B2]" office:value-type="percentage" office:value="1.30358835477319">
            <text:p>130.36%</text:p>
          </table:table-cell>
        </table:table-row>
        <table:table-row table:style-name="ro1">
          <table:table-cell office:value-type="string">
            <text:p>BgServ</text:p>
          </table:table-cell>
          <table:table-cell office:value-type="float" office:value="386684">
            <text:p>386684</text:p>
          </table:table-cell>
          <table:table-cell office:value-type="float" office:value="897900">
            <text:p>897900</text:p>
          </table:table-cell>
          <table:table-cell table:formula="of:=([.C3]-[.B3])/[.B3]" office:value-type="percentage" office:value="1.32205108046881">
            <text:p>132.21%</text:p>
          </table:table-cell>
        </table:table-row>
        <table:table-row table:style-name="ro2">
          <table:table-cell office:value-type="string">
            <text:p>Find&amp;Call</text:p>
          </table:table-cell>
          <table:table-cell office:value-type="float" office:value="330424">
            <text:p>330424</text:p>
          </table:table-cell>
          <table:table-cell office:value-type="float" office:value="745898">
            <text:p>745898</text:p>
          </table:table-cell>
          <table:table-cell table:formula="of:=([.C4]-[.B4])/[.B4]" office:value-type="percentage" office:value="1.25739655715081">
            <text:p>125.74%</text:p>
          </table:table-cell>
        </table:table-row>
        <table:table-row table:style-name="ro1">
          <table:table-cell office:value-type="string">
            <text:p>QuickBench</text:p>
          </table:table-cell>
          <table:table-cell office:value-type="float" office:value="55996">
            <text:p>55996</text:p>
          </table:table-cell>
          <table:table-cell office:value-type="float" office:value="123660">
            <text:p>123660</text:p>
          </table:table-cell>
          <table:table-cell table:formula="of:=([.C5]-[.B5])/[.B5]" office:value-type="percentage" office:value="1.20837202657333">
            <text:p>120.84%</text:p>
          </table:table-cell>
        </table:table-row>
        <table:table-row table:style-name="ro2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2:42:52</meta:creation-date>
    <dc:date>2013-04-25T12:58:54</dc:date>
    <meta:editing-duration>PT8M12S</meta:editing-duration>
    <meta:editing-cycles>3</meta:editing-cycles>
    <meta:generator>LibreOffice/4.0.2.2$Linux_X86_64 LibreOffice_project/400m0$Build-2</meta:generator>
    <meta:document-statistic meta:table-count="1" meta:cell-count="20" meta:object-count="0"/>
  </office:meta>
</office:document-meta>
</file>